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Tahoma" svg:font-family="Tahoma" style:font-family-generic="swiss"/>
    <style:font-face style:name="Ubuntu" svg:font-family="Ubuntu" style:font-family-generic="swiss"/>
    <style:font-face style:name="Arial2" svg:font-family="Arial" style:font-family-generic="roman" style:font-pitch="variable"/>
    <style:font-face style:name="Arial Black" svg:font-family="'Arial Blac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3" svg:font-family="Arial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P1" style:family="paragraph" style:parent-style-name="Header">
      <style:paragraph-properties>
        <style:tab-stops>
          <style:tab-stop style:position="8.5cm" style:type="center"/>
          <style:tab-stop style:position="18cm" style:type="right"/>
        </style:tab-stops>
      </style:paragraph-properties>
    </style:style>
    <style:style style:name="P2" style:family="paragraph" style:parent-style-name="Header">
      <style:paragraph-properties fo:text-align="end" style:justify-single-word="false">
        <style:tab-stops>
          <style:tab-stop style:position="13.944cm" style:type="center"/>
          <style:tab-stop style:position="27.698cm" style:type="right"/>
        </style:tab-stops>
      </style:paragraph-properties>
    </style:style>
    <style:style style:name="P3" style:family="paragraph" style:parent-style-name="Header">
      <style:paragraph-properties fo:margin-left="0cm" fo:margin-right="0.485cm" fo:text-align="center" style:justify-single-word="false" fo:text-indent="0cm" style:auto-text-indent="false">
        <style:tab-stops>
          <style:tab-stop style:position="8.5cm" style:type="center"/>
          <style:tab-stop style:position="18cm" style:type="right"/>
        </style:tab-stops>
      </style:paragraph-properties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Arial2" fo:font-size="10pt" fo:language="de" fo:country="DE" style:font-size-asian="10pt" style:font-name-complex="Arial3"/>
    </style:style>
    <style:style style:name="P6" style:family="paragraph" style:parent-style-name="Standard">
      <style:paragraph-properties fo:margin-top="0cm" fo:margin-bottom="0cm" fo:line-height="100%"/>
      <style:text-properties style:font-name="Arial2" fo:font-size="10pt" fo:language="de" fo:country="DE" style:font-size-asian="10pt" style:font-name-complex="Arial3"/>
    </style:style>
    <style:style style:name="P7" style:family="paragraph" style:parent-style-name="Standard">
      <style:paragraph-properties fo:margin-top="0cm" fo:margin-bottom="0cm" fo:line-height="100%" fo:text-align="center" style:justify-single-word="false"/>
      <style:text-properties style:font-name="Arial2" fo:font-size="20pt" fo:language="de" fo:country="DE" style:font-size-asian="20pt" style:font-name-complex="Arial3" style:font-size-complex="20pt"/>
    </style:style>
    <style:style style:name="P8" style:family="paragraph" style:parent-style-name="Standard">
      <style:paragraph-properties fo:margin-top="0cm" fo:margin-bottom="0cm" fo:line-height="100%"/>
    </style:style>
    <style:style style:name="P9" style:family="paragraph" style:parent-style-name="Titre_20_2_20_-_20_Professionnel">
      <style:paragraph-properties fo:margin-top="0cm" fo:margin-bottom="0cm" fo:line-height="100%"/>
      <style:text-properties style:font-name="Arial2" fo:font-size="10pt" fo:language="de" fo:country="DE" style:font-size-asian="10pt" style:font-name-complex="Arial3"/>
    </style:style>
    <style:style style:name="P10" style:family="paragraph" style:parent-style-name="Heading_20_1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tracked-changes text:track-changes="false">
        <text:changed-region xml:id="ct152212200" text:id="ct152212200">
          <text:insertion>
            <office:change-info>
              <dc:creator>Luc Saffre</dc:creator>
              <dc:date>2013-05-31T15:12:00</dc:date>
            </office:change-info>
          </text:insertion>
        </text:changed-region>
        <text:changed-region xml:id="ct152214184" text:id="ct152214184">
          <text:insertion>
            <office:change-info>
              <dc:creator>Luc Saffre</dc:creator>
              <dc:date>2013-05-31T09:37:00</dc:date>
            </office:change-info>
          </text:insertion>
        </text:changed-region>
        <text:changed-region xml:id="ct152214496" text:id="ct152214496">
          <text:insertion>
            <office:change-info>
              <dc:creator>Luc Saffre</dc:creator>
              <dc:date>2013-05-31T09:38:00</dc:date>
            </office:change-info>
          </text:insertion>
        </text:changed-region>
        <text:changed-region xml:id="ct155861640" text:id="ct155861640">
          <text:insertion>
            <office:change-info>
              <dc:creator>Luc Saffre</dc:creator>
              <dc:date>2013-06-05T16:57:00</dc:date>
            </office:change-info>
          </text:insertion>
        </text:changed-region>
        <text:changed-region xml:id="ct152214904" text:id="ct152214904">
          <text:insertion>
            <office:change-info>
              <dc:creator>Luc Saffre</dc:creator>
              <dc:date>2013-05-31T09:39:00</dc:date>
            </office:change-info>
          </text:insertion>
        </text:changed-region>
        <text:changed-region xml:id="ct152215072" text:id="ct152215072">
          <text:insertion>
            <office:change-info>
              <dc:creator>Luc Saffre</dc:creator>
              <dc:date>2013-05-31T09:39:00</dc:date>
            </office:change-info>
          </text:insertion>
        </text:changed-region>
        <text:changed-region xml:id="ct152215200" text:id="ct152215200">
          <text:insertion>
            <office:change-info>
              <dc:creator>Luc Saffre</dc:creator>
              <dc:date>2013-05-31T09:4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Teilnahmebestätigung</text:h>
      <text:p text:style-name="P5"/>
      <text:p text:style-name="P6"/>
      <text:p text:style-name="Standard">Hiermit bestätigen wir die Teilnahme von </text:p>
      <text:p text:style-name="Standard"/>
      <text:p text:style-name="P7"><text:change-start text:change-id="ct152212200"/>self.pupil<text:change-end text:change-id="ct152212200"/></text:p>
      <text:p text:style-name="Standard"/>
      <text:p text:style-name="Standard">folgenden Kurs :</text:p>
      <text:p text:style-name="Standard"/>
      <text:p text:style-name="Standard"><text:span text:style-name="T1">Serie: </text:span><text:change-start text:change-id="ct152214184"/><text:span text:style-name="T1">self.course.line</text:span><text:change-end text:change-id="ct152214184"/></text:p>
      <text:p text:style-name="Standard"><text:span text:style-name="T1">Kursbeginn: ab </text:span><text:change-start text:change-id="ct152214496"/><text:span text:style-name="T1">dtosl(self.course.start_date)</text:span><text:change-end text:change-id="ct152214496"/></text:p>
      <text:p text:style-name="Standard"><text:span text:style-name="T1">Anzahl Stunden: </text:span><text:change-start text:change-id="ct155861640"/><text:span text:style-name="T1">self.course.max_events</text:span><text:change-end text:change-id="ct155861640"/></text:p>
      <text:p text:style-name="Standard"><text:span text:style-name="T1">Ort: </text:span><text:change-start text:change-id="ct152214904"/><text:span text:style-name="T1">self.course.room</text:span><text:change-end text:change-id="ct152214904"/></text:p>
      <text:p text:style-name="Standard"><text:span text:style-name="T1">Referent: </text:span><text:change-start text:change-id="ct152215072"/><text:span text:style-name="T1">self.course.teacher</text:span><text:change-end text:change-id="ct152215072"/></text:p>
      <text:p text:style-name="P4"/>
      <text:p text:style-name="Standard"><text:span text:style-name="T1">Termine: </text:span><text:change-start text:change-id="ct152215200"/><text:span text:style-name="T1">self.course.events_text()</text:span><text:change-end text:change-id="ct152215200"/></text:p>
      <text:p text:style-name="P9"/>
      <text:p text:style-name="P8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Table_20_Column_20_Header">Table Column Header</text:p>
          </table:table-cell>
          <table:table-cell office:value-type="string">
            <text:p text:style-name="Table_20_Column_20_Header">fdjkljkl</text:p>
          </table:table-cell>
        </table:table-row>
        <table:table-row>
          <table:table-cell office:value-type="string">
            <text:p text:style-name="Table_20_Contents">Table Contents</text:p>
          </table:table-cell>
          <table:table-cell office:value-type="string">
            <text:p text:style-name="Table_20_Contents">Note that this table will not be rendered. It is here so that you can change the properties of Table Column Header Style <office:annotation><dc:creator>Luc Saffre</dc:creator><dc:date>2012-06-11T23:30:21</dc:date><text:p><text:span text:style-name="T2">do table if False</text:span></text:p></office:annotation></text:p>
          </table:table-cell>
        </table:table-row>
      </table:table>
      <text:section text:style-name="Sect1" text:name="Section1">
        <text:h text:style-name="Heading_20_2" text:outline-level="2"/>
      </text:section>
      <text:p text:style-name="Standard"/>
      <text:h text:style-name="Heading_20_2" text:outline-level="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3" svg:font-family="Tahoma"/>
    <style:font-face style:name="Tahoma" svg:font-family="Tahoma" style:font-family-generic="swiss"/>
    <style:font-face style:name="Ubuntu" svg:font-family="Ubuntu" style:font-family-generic="swiss"/>
    <style:font-face style:name="Arial2" svg:font-family="Arial" style:font-family-generic="roman" style:font-pitch="variable"/>
    <style:font-face style:name="Arial Black" svg:font-family="'Arial Blac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3" svg:font-family="Arial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.199cm" fo:margin-bottom="0.199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lumn_20_Header" style:display-name="Table Column Header" style:family="paragraph" style:parent-style-name="Table_20_Contents">
      <style:paragraph-properties fo:text-align="center" style:justify-single-word="false"/>
      <style:text-properties fo:font-size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8cm" style:type="right"/>
        </style:tab-stops>
      </style:paragraph-properties>
      <style:text-properties style:font-name="Arial1" fo:font-size="10pt" fo:font-weight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itre_20_2_20_-_20_Professionnel" style:display-name="Titre 2 - Professionnel" style:family="paragraph" style:parent-style-name="Standard" style:default-outline-level="">
      <style:paragraph-properties fo:margin-top="0.212cm" fo:margin-bottom="0.106cm" fo:line-height="0.564cm" fo:hyphenation-ladder-count="no-limit"/>
      <style:text-properties style:font-name="Arial Black" fo:language="en" fo:country="US" style:font-size-complex="10pt"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7.995cm" table:align="left"/>
    </style:style>
    <style:style style:name="Table3.A" style:family="table-column">
      <style:table-column-properties style:column-width="5.029cm"/>
    </style:style>
    <style:style style:name="Table3.B" style:family="table-column">
      <style:table-column-properties style:column-width="7.978cm"/>
    </style:style>
    <style:style style:name="Table3.C" style:family="table-column">
      <style:table-column-properties style:column-width="4.988cm"/>
    </style:style>
    <style:style style:name="Table3.A1" style:family="table-cell">
      <style:table-cell-properties style:vertical-align="middle"/>
    </style:style>
    <style:style style:name="MP1" style:family="paragraph" style:parent-style-name="Header">
      <style:paragraph-properties>
        <style:tab-stops>
          <style:tab-stop style:position="8.5cm" style:type="center"/>
          <style:tab-stop style:position="18cm" style:type="right"/>
        </style:tab-stops>
      </style:paragraph-properties>
    </style:style>
    <style:style style:name="MP2" style:family="paragraph" style:parent-style-name="Header">
      <style:paragraph-properties fo:margin-left="0cm" fo:margin-right="0.485cm" fo:text-align="center" style:justify-single-word="false" fo:text-indent="0cm" style:auto-text-indent="false">
        <style:tab-stops>
          <style:tab-stop style:position="8.5cm" style:type="center"/>
          <style:tab-stop style:position="18cm" style:type="right"/>
        </style:tab-stops>
      </style:paragraph-properties>
    </style:style>
    <style:style style:name="MP3" style:family="paragraph" style:parent-style-name="Header">
      <style:paragraph-properties fo:text-align="end" style:justify-single-word="false">
        <style:tab-stops>
          <style:tab-stop style:position="13.944cm" style:type="center"/>
          <style:tab-stop style:position="27.698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120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>
      <style:footer>
        <text:tracked-changes>
          <text:changed-region xml:id="ct152128896" text:id="ct152128896">
            <text:insertion>
              <office:change-info>
                <dc:creator>Luc Saffre</dc:creator>
                <dc:date>2013-05-02T21:51:00</dc:date>
              </office:change-info>
            </text:insertion>
          </text:changed-region>
          <text:changed-region xml:id="ct152173256" text:id="ct152173256">
            <text:insertion>
              <office:change-info>
                <dc:creator>Luc Saffre</dc:creator>
                <dc:date>2013-05-31T09:41:00</dc:date>
              </office:change-info>
            </text:insertion>
          </text:changed-region>
        </text:tracked-changes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MP1">foo<office:annotation><dc:creator>Luc Saffre</dc:creator><dc:date>2013-03-30T03:44:23</dc:date><text:p>do text</text:p><text:p>from html(settings.SITE.site_header())</text:p><text:p/></office:annotation><office:annotation><dc:creator>Luc Saffre</dc:creator><dc:date>2013-05-02T21:50:50</dc:date><text:p>do text</text:p><text:p>from html(settings.SITE.site_header())</text:p></office:annotation></text:p>
            </table:table-cell>
            <table:table-cell table:style-name="Table3.A1" office:value-type="string">
              <text:p text:style-name="MP2"><text:change-start text:change-id="ct152128896"/>self<text:change-end text:change-id="ct152128896"/></text:p>
            </table:table-cell>
            <table:table-cell table:style-name="Table3.A1" office:value-type="string">
              <text:p text:style-name="MP3">Seite <text:page-number text:select-page="current">1</text:page-number> von <text:page-count>1</text:page-count><text:line-break/><text:date style:data-style-name="N120" text:date-value="2013-06-05T16:57:40.99">5.6.13</text:date> <text:time style:data-style-name="N41" text:time-value="2013-06-05T16:57:40.99">16:57:39</text:time><text:line-break/><text:change-start text:change-id="ct152173256"/>settings.SITE.site_version()<text:change-end text:change-id="ct152173256"/></text:p>
            </table:table-cell>
          </table:table-row>
        </table:table>
        <text:p text:style-name="Standard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0-05-17T18:52:01.43</meta:creation-date>
    <dc:date>2013-06-05T16:57:41</dc:date>
    <dc:creator>Luc Saffre</dc:creator>
    <meta:editing-duration>PT20H14M53S</meta:editing-duration>
    <meta:editing-cycles>126</meta:editing-cycles>
    <meta:generator>LibreOffice/3.5$Linux_x86 LibreOffice_project/350m1$Build-2</meta:generator>
    <meta:document-statistic meta:table-count="2" meta:image-count="0" meta:object-count="0" meta:page-count="1" meta:paragraph-count="17" meta:word-count="66" meta:character-count="506" meta:non-whitespace-character-count="458"/>
  </office:meta>
</office:document-meta>
</file>